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759cb" style:font-size-asian="12pt" style:font-size-complex="12pt"/>
    </style:style>
    <style:style style:name="P8" style:family="paragraph" style:parent-style-name="Standard">
      <style:text-properties style:font-name="Calibri" fo:font-size="12pt" officeooo:paragraph-rsid="003759cb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759cb" style:text-blinking="false" fo:background-color="transparent" style:font-size-asian="12pt" style:font-size-complex="12pt"/>
    </style:style>
    <style:style style:name="P13" style:family="paragraph" style:parent-style-name="Text_20_body">
      <style:text-properties fo:font-variant="normal" fo:text-transform="none" officeooo:rsid="00216212" officeooo:paragraph-rsid="00256d12"/>
    </style:style>
    <style:style style:name="P14" style:family="paragraph" style:parent-style-name="Titulo">
      <style:text-properties fo:font-variant="normal" fo:text-transform="none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759cb" style:text-blinking="false" fo:background-color="transparent" loext:padding="0cm" loext:border="none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759cb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officeooo:rsid="002ac7fd" officeooo:paragraph-rsid="002ac7fd"/>
    </style:style>
    <style:style style:name="P19" style:family="paragraph" style:parent-style-name="Text_20_body">
      <style:text-properties officeooo:paragraph-rsid="00208f8b"/>
    </style:style>
    <style:style style:name="P20" style:family="paragraph" style:parent-style-name="Text_20_body">
      <style:text-properties officeooo:paragraph-rsid="002ac7fd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759cb"/>
    </style:style>
    <style:style style:name="P23" style:family="paragraph" style:parent-style-name="Standard">
      <style:text-properties officeooo:paragraph-rsid="003759cb"/>
    </style:style>
    <style:style style:name="P24" style:family="paragraph" style:parent-style-name="Standard" style:master-page-name="First_20_Page">
      <style:paragraph-properties style:page-number="auto"/>
      <style:text-properties officeooo:paragraph-rsid="003759cb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39dc72"/>
    </style:style>
    <style:style style:name="T3" style:family="text">
      <style:text-properties fo:color="#999966" loext:opacity="100%" officeooo:rsid="003a5a51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759cb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3759cb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officeooo:rsid="00190700"/>
    </style:style>
    <style:style style:name="T16" style:family="text">
      <style:text-properties officeooo:rsid="00208f8b"/>
    </style:style>
    <style:style style:name="T17" style:family="text">
      <style:text-properties officeooo:rsid="002ac7fd"/>
    </style:style>
    <style:style style:name="T18" style:family="text">
      <style:text-properties officeooo:rsid="002c7fa2"/>
    </style:style>
    <style:style style:name="T19" style:family="text">
      <style:text-properties style:font-name="Courier" officeooo:rsid="002ac7fd"/>
    </style:style>
    <style:style style:name="T20" style:family="text">
      <style:text-properties officeooo:rsid="0032e6fb"/>
    </style:style>
    <style:style style:name="T21" style:family="text">
      <style:text-properties style:font-name="Calibri1" fo:font-size="12pt" officeooo:rsid="002ac7fd"/>
    </style:style>
    <style:style style:name="T22" style:family="text">
      <style:text-properties style:font-name="Calibri1" fo:font-size="12pt" officeooo:rsid="00348ceb"/>
    </style:style>
    <style:style style:name="T23" style:family="text">
      <style:text-properties officeooo:rsid="00357327"/>
    </style:style>
    <style:style style:name="T24" style:family="text">
      <style:text-properties style:font-name="FreeMono" officeooo:rsid="002ac7fd"/>
    </style:style>
    <style:style style:name="T2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6" style:family="text">
      <style:text-properties fo:color="#1155cc" loext:opacity="100%" style:text-underline-style="solid" style:text-underline-width="auto" style:text-underline-color="font-color"/>
    </style:style>
    <style:style style:name="T27" style:family="text">
      <style:text-properties officeooo:rsid="002332ea"/>
    </style:style>
    <style:style style:name="T2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4"/>
      <text:p text:style-name="P23"/>
      <text:p text:style-name="P23"/>
      <text:p text:style-name="P23"/>
      <text:p text:style-name="P16"><text:span text:style-name="T8">Computer Systems – </text:span><text:span text:style-name="T9">Activities </text:span><text:span text:style-name="T10">3</text:span><text:span text:style-name="T11"><text:line-break/></text:span><text:span text:style-name="T12">UD </text:span><text:span text:style-name="T13">12</text:span><text:span text:style-name="T12">. </text:span><text:span text:style-name="T25"><text:user-field-get text:name="Tema">Scripting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6">s</text:span></text:a></text:p>
      <text:p text:style-name="P22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2">20<text:span text:style-name="T27">22</text:span>/20<text:span text:style-name="T28">2</text:span><text:span text:style-name="T27">3</text:span></text:p>
      <text:p text:style-name="P7"><text:tab/><text:tab/><text:tab/><text:tab/><text:tab/><text:tab/><text:tab/><text:tab/><text:tab/><text:tab/>Versión:<text:date style:data-style-name="N105" text:date-value="2022-07-29T21:12:27.525999695">220729</text:date>.<text:time style:data-style-name="N104" text:time-value="2022-07-29T21:12:27.525999695">2112</text:time></text:p>
      <text:p text:style-name="P8"/>
      <text:p text:style-name="P8"/>
      <text:p text:style-name="P6"/>
      <text:p text:style-name="Standard"/>
      <text:p text:style-name="P25"/>
      <text:p text:style-name="P17">Licencia</text:p>
      <text:p text:style-name="Standard"/>
      <text:p text:style-name="P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5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6"/>
      <text:p text:style-name="Titulo">UD0<text:user-field-get text:name="NumeroTema">12</text:user-field-get>. <text:user-field-get text:name="Tema">Scripting</text:user-field-get></text:p>
      <text:p text:style-name="P14">Activities <text:span text:style-name="T16">(III)</text:span></text:p>
      <text:p text:style-name="P13">Use forums to ask questions or help your classmates. Don’t share solutions.</text:p>
      <text:h text:style-name="Heading_20_2" text:outline-level="2">Activity 1</text:h>
      <text:p text:style-name="P18">Following <text:a xlink:type="simple" xlink:href="https://ugeek.github.io/blog/post/2019-03-14-crea-un-bot-de-telegram-con-bash-y-una-sola-linea-de-terminal.html" text:style-name="Internet_20_link" text:visited-style-name="Visited_20_Internet_20_Link">this tutorial</text:a> you can use <text:span text:style-name="T20">Python</text:span> <text:span text:style-name="T18">S</text:span>cripting in order to create a simple Tel<text:span text:style-name="T23">e</text:span>gram <text:span text:style-name="T18">bot.</text:span></text:p>
      <text:p text:style-name="P19"><text:span text:style-name="T15">a) Using </text:span><text:a xlink:type="simple" xlink:href="https://www.redeszone.net/2017/01/09/utilizar-cron-crontab-linux-programar-tareas/" text:style-name="Internet_20_link" text:visited-style-name="Visited_20_Internet_20_Link"><text:span text:style-name="T15">cron</text:span></text:a><text:span text:style-name="T15"> and </text:span><text:span text:style-name="T21">P</text:span><text:span text:style-name="T22">ython</text:span><text:span text:style-name="T15"> Scripting, create a Telegram bot that every five minutes sends you information about your RAM memory. You can obtain this information using </text:span><text:span text:style-name="T19">free -m</text:span></text:p>
      <text:p text:style-name="P20"><text:span text:style-name="T17">b) Using </text:span><text:span text:style-name="T24">cron</text:span><text:span text:style-name="T17">, </text:span><text:span text:style-name="T21">P</text:span><text:span text:style-name="T22">ython</text:span><text:span text:style-name="T17"> Scripting, </text:span><text:a xlink:type="simple" xlink:href="https://ugeek.github.io/blog/post/2019-03-28-enviando-imagenes-audios-archivos-con-mi-bot-de-telegram-de-una-sola-linea-de-terminal.html" text:style-name="Internet_20_link" text:visited-style-name="Visited_20_Internet_20_Link"><text:span text:style-name="T17">this tutorial</text:span></text:a><text:span text:style-name="T17"> about sending photos on Telegram and a directory with 10 images called </text:span><text:span text:style-name="T24">1.jpg, 2.jpg, … 10.jpg</text:span><text:span text:style-name="T17">, create a Telegram bot that every minute sends you a random image from that director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3a5a51"/>
    </style:style>
    <style:style style:name="MT3" style:family="text">
      <style:text-properties fo:color="#999966" loext:opacity="100%" officeooo:rsid="0039dc72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5H42M8S</meta:editing-duration>
    <meta:editing-cycles>37</meta:editing-cycles>
    <meta:generator>LibreOffice/7.3.2.2$Windows_X86_64 LibreOffice_project/49f2b1bff42cfccbd8f788c8dc32c1c309559be0</meta:generator>
    <meta:initial-creator>Alfredo Oltra Orengo</meta:initial-creator>
    <dc:date>2022-07-29T21:12:27.321000000</dc:date>
    <meta:print-date>2017-04-16T08:07:47.448000000</meta:print-date>
    <meta:document-statistic meta:table-count="0" meta:image-count="2" meta:object-count="0" meta:page-count="3" meta:paragraph-count="26" meta:word-count="253" meta:character-count="1645" meta:non-whitespace-character-count="1394"/>
  </office:meta>
</office:document-meta>
</file>